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20b0519c5cd052ce2c3f482d5cd70453" style:family="table-column">
      <style:table-column-properties fo:break-before="auto" style:use-optimal-column-width="false" style:column-width="6cm"/>
    </style:style>
    <style:style style:name="odsStyleTableColumn-25a4b29c436ae8093383eee28be15fa3" style:family="table-column">
      <style:table-column-properties fo:break-before="auto" style:use-optimal-column-width="false" style:column-width="5cm"/>
    </style:style>
    <style:style style:name="odsStyleTableColumn-c056f220086210bfb7f775a444ed6c50" style:family="table-column">
      <style:table-column-properties fo:break-before="auto" style:use-optimal-column-width="false" style:column-width="3cm"/>
    </style:style>
    <style:style style:name="odsStyleTableCell-9eca7a496ccfa527e0749ccff1b33e94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b63eaceb4eb64b7604bcc46d0442c6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51036e3c57096f4c84daf57f1c1834a0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2c467cd9df0e24a0b21b05a1638b14b9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1446f93c28676cdbbc8bcb874fbc5a96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3768de283a70b4ed35941596cdb12d22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20b0519c5cd052ce2c3f482d5cd70453" table:default-cell-style-name="Default"/>
        <table:table-column table:style-name="odsStyleTableColumn-25a4b29c436ae8093383eee28be15fa3" table:default-cell-style-name="Default"/>
        <table:table-column table:style-name="odsStyleTableColumn-c056f220086210bfb7f775a444ed6c50" table:default-cell-style-name="Default"/>
        <table:table-column table:style-name="odsStyleTableColumn-c056f220086210bfb7f775a444ed6c50" table:default-cell-style-name="Default"/>
        <table:table-column table:style-name="odsStyleTableColumn-c056f220086210bfb7f775a444ed6c50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9eca7a496ccfa527e0749ccff1b33e94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b63eaceb4eb64b7604bcc46d0442c6e1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b63eaceb4eb64b7604bcc46d0442c6e1" table:number-columns-spanned="5" table:number-rows-spanned="1" office:value-type="string">
            <text:p>TABLA No. 38-24</text:p>
          </table:table-cell>
          <table:covered-table-cell table:number-columns-repeated="4"/>
        </table:table-row>
        <table:table-row table:style-name="ro1">
          <table:table-cell table:style-name="odsStyleTableCell-b63eaceb4eb64b7604bcc46d0442c6e1" table:number-columns-spanned="5" table:number-rows-spanned="1" office:value-type="string">
            <text:p>TABLA DE COTIZACIONES DEL 27 DE FEBRERO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b63eaceb4eb64b7604bcc46d0442c6e1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51036e3c57096f4c84daf57f1c1834a0" office:value-type="string">
            <text:p>PAIS</text:p>
          </table:table-cell>
          <table:table-cell table:style-name="odsStyleTableCell-51036e3c57096f4c84daf57f1c1834a0" office:value-type="string">
            <text:p>UNIDAD MONETARIA</text:p>
          </table:table-cell>
          <table:table-cell table:style-name="odsStyleTableCell-51036e3c57096f4c84daf57f1c1834a0" office:value-type="string">
            <text:p>MONEDA</text:p>
          </table:table-cell>
          <table:table-cell table:style-name="odsStyleTableCell-51036e3c57096f4c84daf57f1c1834a0" office:value-type="string">
            <text:p>TIPO DE CAMBIO EN Bs POR UNIDAD DE MONEDA EXTRANJERA</text:p>
          </table:table-cell>
          <table:table-cell table:style-name="odsStyleTableCell-51036e3c57096f4c84daf57f1c1834a0" office:value-type="string">
            <text:p>TIPO DE CAMBIO EN M.E.</text:p>
          </table:table-cell>
        </table:table-row>
        <table:table-row table:style-name="ro1">
          <table:table-cell table:style-name="odsStyleTableCell-2c467cd9df0e24a0b21b05a1638b14b9" office:value-type="string">
            <text:p>ESTADOS UNIDOS</text:p>
          </table:table-cell>
          <table:table-cell table:style-name="odsStyleTableCell-2c467cd9df0e24a0b21b05a1638b14b9" office:value-type="string">
            <text:p>DOLAR VENTA</text:p>
          </table:table-cell>
          <table:table-cell table:style-name="odsStyleTableCell-2c467cd9df0e24a0b21b05a1638b14b9" office:value-type="string">
            <text:p>USD.VENTA</text:p>
          </table:table-cell>
          <table:table-cell table:style-name="odsStyleTableCell-1446f93c28676cdbbc8bcb874fbc5a96" office:value-type="string">
            <text:p>6.96000</text:p>
          </table:table-cell>
          <table:table-cell table:style-name="odsStyleTableCell-1446f93c28676cdbbc8bcb874fbc5a96" office:value-type="string">
            <text:p/>
          </table:table-cell>
        </table:table-row>
        <table:table-row table:style-name="ro1">
          <table:table-cell table:style-name="odsStyleTableCell-2c467cd9df0e24a0b21b05a1638b14b9" office:value-type="string">
            <text:p>ESTADOS UNIDOS</text:p>
          </table:table-cell>
          <table:table-cell table:style-name="odsStyleTableCell-2c467cd9df0e24a0b21b05a1638b14b9" office:value-type="string">
            <text:p>DOLAR COMPRA</text:p>
          </table:table-cell>
          <table:table-cell table:style-name="odsStyleTableCell-2c467cd9df0e24a0b21b05a1638b14b9" office:value-type="string">
            <text:p>USD.COMPRA</text:p>
          </table:table-cell>
          <table:table-cell table:style-name="odsStyleTableCell-1446f93c28676cdbbc8bcb874fbc5a96" office:value-type="string">
            <text:p>6.86000</text:p>
          </table:table-cell>
          <table:table-cell table:style-name="odsStyleTableCell-1446f93c28676cdbbc8bcb874fbc5a96" office:value-type="string">
            <text:p/>
          </table:table-cell>
        </table:table-row>
        <table:table-row table:style-name="ro1">
          <table:table-cell table:style-name="odsStyleTableCell-2c467cd9df0e24a0b21b05a1638b14b9" office:value-type="string">
            <text:p>UNION EUROPEA</text:p>
          </table:table-cell>
          <table:table-cell table:style-name="odsStyleTableCell-2c467cd9df0e24a0b21b05a1638b14b9" office:value-type="string">
            <text:p>EURO</text:p>
          </table:table-cell>
          <table:table-cell table:style-name="odsStyleTableCell-2c467cd9df0e24a0b21b05a1638b14b9" office:value-type="string">
            <text:p>EUR</text:p>
          </table:table-cell>
          <table:table-cell table:style-name="odsStyleTableCell-1446f93c28676cdbbc8bcb874fbc5a96" office:value-type="string">
            <text:p>7.44309</text:p>
          </table:table-cell>
          <table:table-cell table:style-name="odsStyleTableCell-1446f93c28676cdbbc8bcb874fbc5a96" office:value-type="string">
            <text:p>0.92166</text:p>
          </table:table-cell>
        </table:table-row>
        <table:table-row table:style-name="ro1">
          <table:table-cell table:style-name="odsStyleTableCell-2c467cd9df0e24a0b21b05a1638b14b9" office:value-type="string">
            <text:p>JAPON</text:p>
          </table:table-cell>
          <table:table-cell table:style-name="odsStyleTableCell-2c467cd9df0e24a0b21b05a1638b14b9" office:value-type="string">
            <text:p>YEN</text:p>
          </table:table-cell>
          <table:table-cell table:style-name="odsStyleTableCell-2c467cd9df0e24a0b21b05a1638b14b9" office:value-type="string">
            <text:p>JPY</text:p>
          </table:table-cell>
          <table:table-cell table:style-name="odsStyleTableCell-1446f93c28676cdbbc8bcb874fbc5a96" office:value-type="string">
            <text:p>0.04552</text:p>
          </table:table-cell>
          <table:table-cell table:style-name="odsStyleTableCell-1446f93c28676cdbbc8bcb874fbc5a96" office:value-type="string">
            <text:p>150.69000</text:p>
          </table:table-cell>
        </table:table-row>
        <table:table-row table:style-name="ro1">
          <table:table-cell table:style-name="odsStyleTableCell-2c467cd9df0e24a0b21b05a1638b14b9" office:value-type="string">
            <text:p>ARABIA SAUDITA</text:p>
          </table:table-cell>
          <table:table-cell table:style-name="odsStyleTableCell-2c467cd9df0e24a0b21b05a1638b14b9" office:value-type="string">
            <text:p>RIYAL SAUDÍ</text:p>
          </table:table-cell>
          <table:table-cell table:style-name="odsStyleTableCell-2c467cd9df0e24a0b21b05a1638b14b9" office:value-type="string">
            <text:p>SAR</text:p>
          </table:table-cell>
          <table:table-cell table:style-name="odsStyleTableCell-1446f93c28676cdbbc8bcb874fbc5a96" office:value-type="string">
            <text:p>1.82909</text:p>
          </table:table-cell>
          <table:table-cell table:style-name="odsStyleTableCell-1446f93c28676cdbbc8bcb874fbc5a96" office:value-type="string">
            <text:p>3.75050</text:p>
          </table:table-cell>
        </table:table-row>
        <table:table-row table:style-name="ro1">
          <table:table-cell table:style-name="odsStyleTableCell-2c467cd9df0e24a0b21b05a1638b14b9" office:value-type="string">
            <text:p>ARGELIA</text:p>
          </table:table-cell>
          <table:table-cell table:style-name="odsStyleTableCell-2c467cd9df0e24a0b21b05a1638b14b9" office:value-type="string">
            <text:p>DINAR ARGELINO</text:p>
          </table:table-cell>
          <table:table-cell table:style-name="odsStyleTableCell-2c467cd9df0e24a0b21b05a1638b14b9" office:value-type="string">
            <text:p>DZD</text:p>
          </table:table-cell>
          <table:table-cell table:style-name="odsStyleTableCell-1446f93c28676cdbbc8bcb874fbc5a96" office:value-type="string">
            <text:p>0.05108</text:p>
          </table:table-cell>
          <table:table-cell table:style-name="odsStyleTableCell-1446f93c28676cdbbc8bcb874fbc5a96" office:value-type="string">
            <text:p>134.30060</text:p>
          </table:table-cell>
        </table:table-row>
        <table:table-row table:style-name="ro1">
          <table:table-cell table:style-name="odsStyleTableCell-2c467cd9df0e24a0b21b05a1638b14b9" office:value-type="string">
            <text:p>ARGENTINA</text:p>
          </table:table-cell>
          <table:table-cell table:style-name="odsStyleTableCell-2c467cd9df0e24a0b21b05a1638b14b9" office:value-type="string">
            <text:p>PESO</text:p>
          </table:table-cell>
          <table:table-cell table:style-name="odsStyleTableCell-2c467cd9df0e24a0b21b05a1638b14b9" office:value-type="string">
            <text:p>ARS</text:p>
          </table:table-cell>
          <table:table-cell table:style-name="odsStyleTableCell-1446f93c28676cdbbc8bcb874fbc5a96" office:value-type="string">
            <text:p>0.00816</text:p>
          </table:table-cell>
          <table:table-cell table:style-name="odsStyleTableCell-1446f93c28676cdbbc8bcb874fbc5a96" office:value-type="string">
            <text:p>840.69980</text:p>
          </table:table-cell>
        </table:table-row>
        <table:table-row table:style-name="ro1">
          <table:table-cell table:style-name="odsStyleTableCell-2c467cd9df0e24a0b21b05a1638b14b9" office:value-type="string">
            <text:p>AUSTRALIA</text:p>
          </table:table-cell>
          <table:table-cell table:style-name="odsStyleTableCell-2c467cd9df0e24a0b21b05a1638b14b9" office:value-type="string">
            <text:p>DÓLAR</text:p>
          </table:table-cell>
          <table:table-cell table:style-name="odsStyleTableCell-2c467cd9df0e24a0b21b05a1638b14b9" office:value-type="string">
            <text:p>AUD</text:p>
          </table:table-cell>
          <table:table-cell table:style-name="odsStyleTableCell-1446f93c28676cdbbc8bcb874fbc5a96" office:value-type="string">
            <text:p>4.48574</text:p>
          </table:table-cell>
          <table:table-cell table:style-name="odsStyleTableCell-1446f93c28676cdbbc8bcb874fbc5a96" office:value-type="string">
            <text:p>1.52929</text:p>
          </table:table-cell>
        </table:table-row>
        <table:table-row table:style-name="ro1">
          <table:table-cell table:style-name="odsStyleTableCell-2c467cd9df0e24a0b21b05a1638b14b9" office:value-type="string">
            <text:p>BRASIL</text:p>
          </table:table-cell>
          <table:table-cell table:style-name="odsStyleTableCell-2c467cd9df0e24a0b21b05a1638b14b9" office:value-type="string">
            <text:p>REAL</text:p>
          </table:table-cell>
          <table:table-cell table:style-name="odsStyleTableCell-2c467cd9df0e24a0b21b05a1638b14b9" office:value-type="string">
            <text:p>BRL</text:p>
          </table:table-cell>
          <table:table-cell table:style-name="odsStyleTableCell-1446f93c28676cdbbc8bcb874fbc5a96" office:value-type="string">
            <text:p>1.37726</text:p>
          </table:table-cell>
          <table:table-cell table:style-name="odsStyleTableCell-1446f93c28676cdbbc8bcb874fbc5a96" office:value-type="string">
            <text:p>4.98090</text:p>
          </table:table-cell>
        </table:table-row>
        <table:table-row table:style-name="ro1">
          <table:table-cell table:style-name="odsStyleTableCell-2c467cd9df0e24a0b21b05a1638b14b9" office:value-type="string">
            <text:p>CANADA</text:p>
          </table:table-cell>
          <table:table-cell table:style-name="odsStyleTableCell-2c467cd9df0e24a0b21b05a1638b14b9" office:value-type="string">
            <text:p>DÓLAR</text:p>
          </table:table-cell>
          <table:table-cell table:style-name="odsStyleTableCell-2c467cd9df0e24a0b21b05a1638b14b9" office:value-type="string">
            <text:p>CAD</text:p>
          </table:table-cell>
          <table:table-cell table:style-name="odsStyleTableCell-1446f93c28676cdbbc8bcb874fbc5a96" office:value-type="string">
            <text:p>5.07885</text:p>
          </table:table-cell>
          <table:table-cell table:style-name="odsStyleTableCell-1446f93c28676cdbbc8bcb874fbc5a96" office:value-type="string">
            <text:p>1.35070</text:p>
          </table:table-cell>
        </table:table-row>
        <table:table-row table:style-name="ro1">
          <table:table-cell table:style-name="odsStyleTableCell-2c467cd9df0e24a0b21b05a1638b14b9" office:value-type="string">
            <text:p>CHILE</text:p>
          </table:table-cell>
          <table:table-cell table:style-name="odsStyleTableCell-2c467cd9df0e24a0b21b05a1638b14b9" office:value-type="string">
            <text:p>PESO</text:p>
          </table:table-cell>
          <table:table-cell table:style-name="odsStyleTableCell-2c467cd9df0e24a0b21b05a1638b14b9" office:value-type="string">
            <text:p>CLP</text:p>
          </table:table-cell>
          <table:table-cell table:style-name="odsStyleTableCell-1446f93c28676cdbbc8bcb874fbc5a96" office:value-type="string">
            <text:p>0.00694</text:p>
          </table:table-cell>
          <table:table-cell table:style-name="odsStyleTableCell-1446f93c28676cdbbc8bcb874fbc5a96" office:value-type="string">
            <text:p>988.64000</text:p>
          </table:table-cell>
        </table:table-row>
        <table:table-row table:style-name="ro1">
          <table:table-cell table:style-name="odsStyleTableCell-2c467cd9df0e24a0b21b05a1638b14b9" office:value-type="string">
            <text:p>COLOMBIA</text:p>
          </table:table-cell>
          <table:table-cell table:style-name="odsStyleTableCell-2c467cd9df0e24a0b21b05a1638b14b9" office:value-type="string">
            <text:p>PESO</text:p>
          </table:table-cell>
          <table:table-cell table:style-name="odsStyleTableCell-2c467cd9df0e24a0b21b05a1638b14b9" office:value-type="string">
            <text:p>COP</text:p>
          </table:table-cell>
          <table:table-cell table:style-name="odsStyleTableCell-1446f93c28676cdbbc8bcb874fbc5a96" office:value-type="string">
            <text:p>0.00173</text:p>
          </table:table-cell>
          <table:table-cell table:style-name="odsStyleTableCell-1446f93c28676cdbbc8bcb874fbc5a96" office:value-type="string">
            <text:p>3,959.36000</text:p>
          </table:table-cell>
        </table:table-row>
        <table:table-row table:style-name="ro1">
          <table:table-cell table:style-name="odsStyleTableCell-2c467cd9df0e24a0b21b05a1638b14b9" office:value-type="string">
            <text:p>COREA DEL SUR</text:p>
          </table:table-cell>
          <table:table-cell table:style-name="odsStyleTableCell-2c467cd9df0e24a0b21b05a1638b14b9" office:value-type="string">
            <text:p>WON</text:p>
          </table:table-cell>
          <table:table-cell table:style-name="odsStyleTableCell-2c467cd9df0e24a0b21b05a1638b14b9" office:value-type="string">
            <text:p>KRW</text:p>
          </table:table-cell>
          <table:table-cell table:style-name="odsStyleTableCell-1446f93c28676cdbbc8bcb874fbc5a96" office:value-type="string">
            <text:p>0.00515</text:p>
          </table:table-cell>
          <table:table-cell table:style-name="odsStyleTableCell-1446f93c28676cdbbc8bcb874fbc5a96" office:value-type="string">
            <text:p>1,331.10000</text:p>
          </table:table-cell>
        </table:table-row>
        <table:table-row table:style-name="ro1">
          <table:table-cell table:style-name="odsStyleTableCell-2c467cd9df0e24a0b21b05a1638b14b9" office:value-type="string">
            <text:p>COSTA RICA</text:p>
          </table:table-cell>
          <table:table-cell table:style-name="odsStyleTableCell-2c467cd9df0e24a0b21b05a1638b14b9" office:value-type="string">
            <text:p>COLON COSTARRICENSE</text:p>
          </table:table-cell>
          <table:table-cell table:style-name="odsStyleTableCell-2c467cd9df0e24a0b21b05a1638b14b9" office:value-type="string">
            <text:p>CRC</text:p>
          </table:table-cell>
          <table:table-cell table:style-name="odsStyleTableCell-1446f93c28676cdbbc8bcb874fbc5a96" office:value-type="string">
            <text:p>0.01330</text:p>
          </table:table-cell>
          <table:table-cell table:style-name="odsStyleTableCell-1446f93c28676cdbbc8bcb874fbc5a96" office:value-type="string">
            <text:p>515.97000</text:p>
          </table:table-cell>
        </table:table-row>
        <table:table-row table:style-name="ro1">
          <table:table-cell table:style-name="odsStyleTableCell-2c467cd9df0e24a0b21b05a1638b14b9" office:value-type="string">
            <text:p>REPUBLICA CHECA</text:p>
          </table:table-cell>
          <table:table-cell table:style-name="odsStyleTableCell-2c467cd9df0e24a0b21b05a1638b14b9" office:value-type="string">
            <text:p>CORONA CHECA</text:p>
          </table:table-cell>
          <table:table-cell table:style-name="odsStyleTableCell-2c467cd9df0e24a0b21b05a1638b14b9" office:value-type="string">
            <text:p>CZK</text:p>
          </table:table-cell>
          <table:table-cell table:style-name="odsStyleTableCell-1446f93c28676cdbbc8bcb874fbc5a96" office:value-type="string">
            <text:p>0.29342</text:p>
          </table:table-cell>
          <table:table-cell table:style-name="odsStyleTableCell-1446f93c28676cdbbc8bcb874fbc5a96" office:value-type="string">
            <text:p>23.37920</text:p>
          </table:table-cell>
        </table:table-row>
        <table:table-row table:style-name="ro1">
          <table:table-cell table:style-name="odsStyleTableCell-2c467cd9df0e24a0b21b05a1638b14b9" office:value-type="string">
            <text:p>DINAMARCA</text:p>
          </table:table-cell>
          <table:table-cell table:style-name="odsStyleTableCell-2c467cd9df0e24a0b21b05a1638b14b9" office:value-type="string">
            <text:p>CORONA</text:p>
          </table:table-cell>
          <table:table-cell table:style-name="odsStyleTableCell-2c467cd9df0e24a0b21b05a1638b14b9" office:value-type="string">
            <text:p>DKK</text:p>
          </table:table-cell>
          <table:table-cell table:style-name="odsStyleTableCell-1446f93c28676cdbbc8bcb874fbc5a96" office:value-type="string">
            <text:p>0.99856</text:p>
          </table:table-cell>
          <table:table-cell table:style-name="odsStyleTableCell-1446f93c28676cdbbc8bcb874fbc5a96" office:value-type="string">
            <text:p>6.86990</text:p>
          </table:table-cell>
        </table:table-row>
        <table:table-row table:style-name="ro1">
          <table:table-cell table:style-name="odsStyleTableCell-2c467cd9df0e24a0b21b05a1638b14b9" office:value-type="string">
            <text:p>ECUADOR</text:p>
          </table:table-cell>
          <table:table-cell table:style-name="odsStyleTableCell-2c467cd9df0e24a0b21b05a1638b14b9" office:value-type="string">
            <text:p>DÓLAR</text:p>
          </table:table-cell>
          <table:table-cell table:style-name="odsStyleTableCell-2c467cd9df0e24a0b21b05a1638b14b9" office:value-type="string">
            <text:p>USD</text:p>
          </table:table-cell>
          <table:table-cell table:style-name="odsStyleTableCell-1446f93c28676cdbbc8bcb874fbc5a96" office:value-type="string">
            <text:p>6.86000</text:p>
          </table:table-cell>
          <table:table-cell table:style-name="odsStyleTableCell-1446f93c28676cdbbc8bcb874fbc5a96" office:value-type="string">
            <text:p>1.00000</text:p>
          </table:table-cell>
        </table:table-row>
        <table:table-row table:style-name="ro1">
          <table:table-cell table:style-name="odsStyleTableCell-2c467cd9df0e24a0b21b05a1638b14b9" office:value-type="string">
            <text:p>EMIRATOS ARABES</text:p>
          </table:table-cell>
          <table:table-cell table:style-name="odsStyleTableCell-2c467cd9df0e24a0b21b05a1638b14b9" office:value-type="string">
            <text:p>DIRHAM</text:p>
          </table:table-cell>
          <table:table-cell table:style-name="odsStyleTableCell-2c467cd9df0e24a0b21b05a1638b14b9" office:value-type="string">
            <text:p>AED</text:p>
          </table:table-cell>
          <table:table-cell table:style-name="odsStyleTableCell-1446f93c28676cdbbc8bcb874fbc5a96" office:value-type="string">
            <text:p>1.86773</text:p>
          </table:table-cell>
          <table:table-cell table:style-name="odsStyleTableCell-1446f93c28676cdbbc8bcb874fbc5a96" office:value-type="string">
            <text:p>3.67290</text:p>
          </table:table-cell>
        </table:table-row>
        <table:table-row table:style-name="ro1">
          <table:table-cell table:style-name="odsStyleTableCell-2c467cd9df0e24a0b21b05a1638b14b9" office:value-type="string">
            <text:p>FILIPINAS</text:p>
          </table:table-cell>
          <table:table-cell table:style-name="odsStyleTableCell-2c467cd9df0e24a0b21b05a1638b14b9" office:value-type="string">
            <text:p>PESO FILIPINO</text:p>
          </table:table-cell>
          <table:table-cell table:style-name="odsStyleTableCell-2c467cd9df0e24a0b21b05a1638b14b9" office:value-type="string">
            <text:p>PHP</text:p>
          </table:table-cell>
          <table:table-cell table:style-name="odsStyleTableCell-1446f93c28676cdbbc8bcb874fbc5a96" office:value-type="string">
            <text:p>0.12231</text:p>
          </table:table-cell>
          <table:table-cell table:style-name="odsStyleTableCell-1446f93c28676cdbbc8bcb874fbc5a96" office:value-type="string">
            <text:p>56.08500</text:p>
          </table:table-cell>
        </table:table-row>
        <table:table-row table:style-name="ro1">
          <table:table-cell table:style-name="odsStyleTableCell-2c467cd9df0e24a0b21b05a1638b14b9" office:value-type="string">
            <text:p>HAITÍ</text:p>
          </table:table-cell>
          <table:table-cell table:style-name="odsStyleTableCell-2c467cd9df0e24a0b21b05a1638b14b9" office:value-type="string">
            <text:p>GOURDE</text:p>
          </table:table-cell>
          <table:table-cell table:style-name="odsStyleTableCell-2c467cd9df0e24a0b21b05a1638b14b9" office:value-type="string">
            <text:p>HTG</text:p>
          </table:table-cell>
          <table:table-cell table:style-name="odsStyleTableCell-1446f93c28676cdbbc8bcb874fbc5a96" office:value-type="string">
            <text:p>0.05213</text:p>
          </table:table-cell>
          <table:table-cell table:style-name="odsStyleTableCell-1446f93c28676cdbbc8bcb874fbc5a96" office:value-type="string">
            <text:p>131.59000</text:p>
          </table:table-cell>
        </table:table-row>
        <table:table-row table:style-name="ro1">
          <table:table-cell table:style-name="odsStyleTableCell-2c467cd9df0e24a0b21b05a1638b14b9" office:value-type="string">
            <text:p>HONG KONG</text:p>
          </table:table-cell>
          <table:table-cell table:style-name="odsStyleTableCell-2c467cd9df0e24a0b21b05a1638b14b9" office:value-type="string">
            <text:p>DÓLAR</text:p>
          </table:table-cell>
          <table:table-cell table:style-name="odsStyleTableCell-2c467cd9df0e24a0b21b05a1638b14b9" office:value-type="string">
            <text:p>HKD</text:p>
          </table:table-cell>
          <table:table-cell table:style-name="odsStyleTableCell-1446f93c28676cdbbc8bcb874fbc5a96" office:value-type="string">
            <text:p>0.87683</text:p>
          </table:table-cell>
          <table:table-cell table:style-name="odsStyleTableCell-1446f93c28676cdbbc8bcb874fbc5a96" office:value-type="string">
            <text:p>7.82360</text:p>
          </table:table-cell>
        </table:table-row>
        <table:table-row table:style-name="ro1">
          <table:table-cell table:style-name="odsStyleTableCell-2c467cd9df0e24a0b21b05a1638b14b9" office:value-type="string">
            <text:p>INDIA</text:p>
          </table:table-cell>
          <table:table-cell table:style-name="odsStyleTableCell-2c467cd9df0e24a0b21b05a1638b14b9" office:value-type="string">
            <text:p>RUPIA</text:p>
          </table:table-cell>
          <table:table-cell table:style-name="odsStyleTableCell-2c467cd9df0e24a0b21b05a1638b14b9" office:value-type="string">
            <text:p>INR</text:p>
          </table:table-cell>
          <table:table-cell table:style-name="odsStyleTableCell-1446f93c28676cdbbc8bcb874fbc5a96" office:value-type="string">
            <text:p>0.08275</text:p>
          </table:table-cell>
          <table:table-cell table:style-name="odsStyleTableCell-1446f93c28676cdbbc8bcb874fbc5a96" office:value-type="string">
            <text:p>82.89870</text:p>
          </table:table-cell>
        </table:table-row>
        <table:table-row table:style-name="ro1">
          <table:table-cell table:style-name="odsStyleTableCell-2c467cd9df0e24a0b21b05a1638b14b9" office:value-type="string">
            <text:p>INDONESIA</text:p>
          </table:table-cell>
          <table:table-cell table:style-name="odsStyleTableCell-2c467cd9df0e24a0b21b05a1638b14b9" office:value-type="string">
            <text:p>RUPIA INDONESIA</text:p>
          </table:table-cell>
          <table:table-cell table:style-name="odsStyleTableCell-2c467cd9df0e24a0b21b05a1638b14b9" office:value-type="string">
            <text:p>IDR</text:p>
          </table:table-cell>
          <table:table-cell table:style-name="odsStyleTableCell-1446f93c28676cdbbc8bcb874fbc5a96" office:value-type="string">
            <text:p>0.00044</text:p>
          </table:table-cell>
          <table:table-cell table:style-name="odsStyleTableCell-1446f93c28676cdbbc8bcb874fbc5a96" office:value-type="string">
            <text:p>15,630.00000</text:p>
          </table:table-cell>
        </table:table-row>
        <table:table-row table:style-name="ro1">
          <table:table-cell table:style-name="odsStyleTableCell-2c467cd9df0e24a0b21b05a1638b14b9" office:value-type="string">
            <text:p>ISRAEL</text:p>
          </table:table-cell>
          <table:table-cell table:style-name="odsStyleTableCell-2c467cd9df0e24a0b21b05a1638b14b9" office:value-type="string">
            <text:p>NUEVO SÉQUEL</text:p>
          </table:table-cell>
          <table:table-cell table:style-name="odsStyleTableCell-2c467cd9df0e24a0b21b05a1638b14b9" office:value-type="string">
            <text:p>ILS</text:p>
          </table:table-cell>
          <table:table-cell table:style-name="odsStyleTableCell-1446f93c28676cdbbc8bcb874fbc5a96" office:value-type="string">
            <text:p>1.88524</text:p>
          </table:table-cell>
          <table:table-cell table:style-name="odsStyleTableCell-1446f93c28676cdbbc8bcb874fbc5a96" office:value-type="string">
            <text:p>3.63880</text:p>
          </table:table-cell>
        </table:table-row>
        <table:table-row table:style-name="ro1">
          <table:table-cell table:style-name="odsStyleTableCell-2c467cd9df0e24a0b21b05a1638b14b9" office:value-type="string">
            <text:p>MALASIA</text:p>
          </table:table-cell>
          <table:table-cell table:style-name="odsStyleTableCell-2c467cd9df0e24a0b21b05a1638b14b9" office:value-type="string">
            <text:p>RINGGIT MALAYO</text:p>
          </table:table-cell>
          <table:table-cell table:style-name="odsStyleTableCell-2c467cd9df0e24a0b21b05a1638b14b9" office:value-type="string">
            <text:p>MYR</text:p>
          </table:table-cell>
          <table:table-cell table:style-name="odsStyleTableCell-1446f93c28676cdbbc8bcb874fbc5a96" office:value-type="string">
            <text:p>1.43596</text:p>
          </table:table-cell>
          <table:table-cell table:style-name="odsStyleTableCell-1446f93c28676cdbbc8bcb874fbc5a96" office:value-type="string">
            <text:p>4.77730</text:p>
          </table:table-cell>
        </table:table-row>
        <table:table-row table:style-name="ro1">
          <table:table-cell table:style-name="odsStyleTableCell-2c467cd9df0e24a0b21b05a1638b14b9" office:value-type="string">
            <text:p>MEXICO</text:p>
          </table:table-cell>
          <table:table-cell table:style-name="odsStyleTableCell-2c467cd9df0e24a0b21b05a1638b14b9" office:value-type="string">
            <text:p>PESO</text:p>
          </table:table-cell>
          <table:table-cell table:style-name="odsStyleTableCell-2c467cd9df0e24a0b21b05a1638b14b9" office:value-type="string">
            <text:p>MXN</text:p>
          </table:table-cell>
          <table:table-cell table:style-name="odsStyleTableCell-1446f93c28676cdbbc8bcb874fbc5a96" office:value-type="string">
            <text:p>0.40131</text:p>
          </table:table-cell>
          <table:table-cell table:style-name="odsStyleTableCell-1446f93c28676cdbbc8bcb874fbc5a96" office:value-type="string">
            <text:p>17.09400</text:p>
          </table:table-cell>
        </table:table-row>
        <table:table-row table:style-name="ro1">
          <table:table-cell table:style-name="odsStyleTableCell-2c467cd9df0e24a0b21b05a1638b14b9" office:value-type="string">
            <text:p>NORUEGA</text:p>
          </table:table-cell>
          <table:table-cell table:style-name="odsStyleTableCell-2c467cd9df0e24a0b21b05a1638b14b9" office:value-type="string">
            <text:p>CORONA</text:p>
          </table:table-cell>
          <table:table-cell table:style-name="odsStyleTableCell-2c467cd9df0e24a0b21b05a1638b14b9" office:value-type="string">
            <text:p>NOK</text:p>
          </table:table-cell>
          <table:table-cell table:style-name="odsStyleTableCell-1446f93c28676cdbbc8bcb874fbc5a96" office:value-type="string">
            <text:p>0.65226</text:p>
          </table:table-cell>
          <table:table-cell table:style-name="odsStyleTableCell-1446f93c28676cdbbc8bcb874fbc5a96" office:value-type="string">
            <text:p>10.51720</text:p>
          </table:table-cell>
        </table:table-row>
        <table:table-row table:style-name="ro1">
          <table:table-cell table:style-name="odsStyleTableCell-2c467cd9df0e24a0b21b05a1638b14b9" office:value-type="string">
            <text:p>PANAMÁ</text:p>
          </table:table-cell>
          <table:table-cell table:style-name="odsStyleTableCell-2c467cd9df0e24a0b21b05a1638b14b9" office:value-type="string">
            <text:p>BALBOA</text:p>
          </table:table-cell>
          <table:table-cell table:style-name="odsStyleTableCell-2c467cd9df0e24a0b21b05a1638b14b9" office:value-type="string">
            <text:p>PAB</text:p>
          </table:table-cell>
          <table:table-cell table:style-name="odsStyleTableCell-1446f93c28676cdbbc8bcb874fbc5a96" office:value-type="string">
            <text:p>6.86000</text:p>
          </table:table-cell>
          <table:table-cell table:style-name="odsStyleTableCell-1446f93c28676cdbbc8bcb874fbc5a96" office:value-type="string">
            <text:p>1.00000</text:p>
          </table:table-cell>
        </table:table-row>
        <table:table-row table:style-name="ro1">
          <table:table-cell table:style-name="odsStyleTableCell-2c467cd9df0e24a0b21b05a1638b14b9" office:value-type="string">
            <text:p>PARAGUAY</text:p>
          </table:table-cell>
          <table:table-cell table:style-name="odsStyleTableCell-2c467cd9df0e24a0b21b05a1638b14b9" office:value-type="string">
            <text:p>GUARANI</text:p>
          </table:table-cell>
          <table:table-cell table:style-name="odsStyleTableCell-2c467cd9df0e24a0b21b05a1638b14b9" office:value-type="string">
            <text:p>PYG</text:p>
          </table:table-cell>
          <table:table-cell table:style-name="odsStyleTableCell-1446f93c28676cdbbc8bcb874fbc5a96" office:value-type="string">
            <text:p>0.00094</text:p>
          </table:table-cell>
          <table:table-cell table:style-name="odsStyleTableCell-1446f93c28676cdbbc8bcb874fbc5a96" office:value-type="string">
            <text:p>7,291.20000</text:p>
          </table:table-cell>
        </table:table-row>
        <table:table-row table:style-name="ro1">
          <table:table-cell table:style-name="odsStyleTableCell-2c467cd9df0e24a0b21b05a1638b14b9" office:value-type="string">
            <text:p>PERU</text:p>
          </table:table-cell>
          <table:table-cell table:style-name="odsStyleTableCell-2c467cd9df0e24a0b21b05a1638b14b9" office:value-type="string">
            <text:p>NUEVO SOL</text:p>
          </table:table-cell>
          <table:table-cell table:style-name="odsStyleTableCell-2c467cd9df0e24a0b21b05a1638b14b9" office:value-type="string">
            <text:p>PEN</text:p>
          </table:table-cell>
          <table:table-cell table:style-name="odsStyleTableCell-1446f93c28676cdbbc8bcb874fbc5a96" office:value-type="string">
            <text:p>1.80621</text:p>
          </table:table-cell>
          <table:table-cell table:style-name="odsStyleTableCell-1446f93c28676cdbbc8bcb874fbc5a96" office:value-type="string">
            <text:p>3.79800</text:p>
          </table:table-cell>
        </table:table-row>
        <table:table-row table:style-name="ro1">
          <table:table-cell table:style-name="odsStyleTableCell-2c467cd9df0e24a0b21b05a1638b14b9" office:value-type="string">
            <text:p>REINO UNIDO</text:p>
          </table:table-cell>
          <table:table-cell table:style-name="odsStyleTableCell-2c467cd9df0e24a0b21b05a1638b14b9" office:value-type="string">
            <text:p>LIBRA</text:p>
          </table:table-cell>
          <table:table-cell table:style-name="odsStyleTableCell-2c467cd9df0e24a0b21b05a1638b14b9" office:value-type="string">
            <text:p>GBP</text:p>
          </table:table-cell>
          <table:table-cell table:style-name="odsStyleTableCell-1446f93c28676cdbbc8bcb874fbc5a96" office:value-type="string">
            <text:p>8.70128</text:p>
          </table:table-cell>
          <table:table-cell table:style-name="odsStyleTableCell-1446f93c28676cdbbc8bcb874fbc5a96" office:value-type="string">
            <text:p>0.78839</text:p>
          </table:table-cell>
        </table:table-row>
        <table:table-row table:style-name="ro1">
          <table:table-cell table:style-name="odsStyleTableCell-2c467cd9df0e24a0b21b05a1638b14b9" office:value-type="string">
            <text:p>REPÚBLICA DOMINICANA</text:p>
          </table:table-cell>
          <table:table-cell table:style-name="odsStyleTableCell-2c467cd9df0e24a0b21b05a1638b14b9" office:value-type="string">
            <text:p>PESO DOMINICANO</text:p>
          </table:table-cell>
          <table:table-cell table:style-name="odsStyleTableCell-2c467cd9df0e24a0b21b05a1638b14b9" office:value-type="string">
            <text:p>DOP</text:p>
          </table:table-cell>
          <table:table-cell table:style-name="odsStyleTableCell-1446f93c28676cdbbc8bcb874fbc5a96" office:value-type="string">
            <text:p>0.11673</text:p>
          </table:table-cell>
          <table:table-cell table:style-name="odsStyleTableCell-1446f93c28676cdbbc8bcb874fbc5a96" office:value-type="string">
            <text:p>58.77000</text:p>
          </table:table-cell>
        </table:table-row>
        <table:table-row table:style-name="ro1">
          <table:table-cell table:style-name="odsStyleTableCell-2c467cd9df0e24a0b21b05a1638b14b9" office:value-type="string">
            <text:p>REP.POPULAR CHINA</text:p>
          </table:table-cell>
          <table:table-cell table:style-name="odsStyleTableCell-2c467cd9df0e24a0b21b05a1638b14b9" office:value-type="string">
            <text:p>YUAN RENMINBI OFFSHORE</text:p>
          </table:table-cell>
          <table:table-cell table:style-name="odsStyleTableCell-2c467cd9df0e24a0b21b05a1638b14b9" office:value-type="string">
            <text:p>CNH</text:p>
          </table:table-cell>
          <table:table-cell table:style-name="odsStyleTableCell-1446f93c28676cdbbc8bcb874fbc5a96" office:value-type="string">
            <text:p>0.95121</text:p>
          </table:table-cell>
          <table:table-cell table:style-name="odsStyleTableCell-1446f93c28676cdbbc8bcb874fbc5a96" office:value-type="string">
            <text:p>7.21190</text:p>
          </table:table-cell>
        </table:table-row>
        <table:table-row table:style-name="ro1">
          <table:table-cell table:style-name="odsStyleTableCell-2c467cd9df0e24a0b21b05a1638b14b9" office:value-type="string">
            <text:p>RUSIA</text:p>
          </table:table-cell>
          <table:table-cell table:style-name="odsStyleTableCell-2c467cd9df0e24a0b21b05a1638b14b9" office:value-type="string">
            <text:p>RUBLO RUSO</text:p>
          </table:table-cell>
          <table:table-cell table:style-name="odsStyleTableCell-2c467cd9df0e24a0b21b05a1638b14b9" office:value-type="string">
            <text:p>RUB</text:p>
          </table:table-cell>
          <table:table-cell table:style-name="odsStyleTableCell-1446f93c28676cdbbc8bcb874fbc5a96" office:value-type="string">
            <text:p>0.07422</text:p>
          </table:table-cell>
          <table:table-cell table:style-name="odsStyleTableCell-1446f93c28676cdbbc8bcb874fbc5a96" office:value-type="string">
            <text:p>92.43260</text:p>
          </table:table-cell>
        </table:table-row>
        <table:table-row table:style-name="ro1">
          <table:table-cell table:style-name="odsStyleTableCell-2c467cd9df0e24a0b21b05a1638b14b9" office:value-type="string">
            <text:p>SINGAPUR</text:p>
          </table:table-cell>
          <table:table-cell table:style-name="odsStyleTableCell-2c467cd9df0e24a0b21b05a1638b14b9" office:value-type="string">
            <text:p>DÓLAR</text:p>
          </table:table-cell>
          <table:table-cell table:style-name="odsStyleTableCell-2c467cd9df0e24a0b21b05a1638b14b9" office:value-type="string">
            <text:p>SGD</text:p>
          </table:table-cell>
          <table:table-cell table:style-name="odsStyleTableCell-1446f93c28676cdbbc8bcb874fbc5a96" office:value-type="string">
            <text:p>5.10151</text:p>
          </table:table-cell>
          <table:table-cell table:style-name="odsStyleTableCell-1446f93c28676cdbbc8bcb874fbc5a96" office:value-type="string">
            <text:p>1.34470</text:p>
          </table:table-cell>
        </table:table-row>
        <table:table-row table:style-name="ro1">
          <table:table-cell table:style-name="odsStyleTableCell-2c467cd9df0e24a0b21b05a1638b14b9" office:value-type="string">
            <text:p>SUDÁFRICA</text:p>
          </table:table-cell>
          <table:table-cell table:style-name="odsStyleTableCell-2c467cd9df0e24a0b21b05a1638b14b9" office:value-type="string">
            <text:p>RAND</text:p>
          </table:table-cell>
          <table:table-cell table:style-name="odsStyleTableCell-2c467cd9df0e24a0b21b05a1638b14b9" office:value-type="string">
            <text:p>ZAR</text:p>
          </table:table-cell>
          <table:table-cell table:style-name="odsStyleTableCell-1446f93c28676cdbbc8bcb874fbc5a96" office:value-type="string">
            <text:p>0.35545</text:p>
          </table:table-cell>
          <table:table-cell table:style-name="odsStyleTableCell-1446f93c28676cdbbc8bcb874fbc5a96" office:value-type="string">
            <text:p>19.29940</text:p>
          </table:table-cell>
        </table:table-row>
        <table:table-row table:style-name="ro1">
          <table:table-cell table:style-name="odsStyleTableCell-2c467cd9df0e24a0b21b05a1638b14b9" office:value-type="string">
            <text:p>SUECIA</text:p>
          </table:table-cell>
          <table:table-cell table:style-name="odsStyleTableCell-2c467cd9df0e24a0b21b05a1638b14b9" office:value-type="string">
            <text:p>CORONA</text:p>
          </table:table-cell>
          <table:table-cell table:style-name="odsStyleTableCell-2c467cd9df0e24a0b21b05a1638b14b9" office:value-type="string">
            <text:p>SEK</text:p>
          </table:table-cell>
          <table:table-cell table:style-name="odsStyleTableCell-1446f93c28676cdbbc8bcb874fbc5a96" office:value-type="string">
            <text:p>0.66726</text:p>
          </table:table-cell>
          <table:table-cell table:style-name="odsStyleTableCell-1446f93c28676cdbbc8bcb874fbc5a96" office:value-type="string">
            <text:p>10.28080</text:p>
          </table:table-cell>
        </table:table-row>
        <table:table-row table:style-name="ro1">
          <table:table-cell table:style-name="odsStyleTableCell-2c467cd9df0e24a0b21b05a1638b14b9" office:value-type="string">
            <text:p>SUIZA</text:p>
          </table:table-cell>
          <table:table-cell table:style-name="odsStyleTableCell-2c467cd9df0e24a0b21b05a1638b14b9" office:value-type="string">
            <text:p>FRANCO</text:p>
          </table:table-cell>
          <table:table-cell table:style-name="odsStyleTableCell-2c467cd9df0e24a0b21b05a1638b14b9" office:value-type="string">
            <text:p>CHF</text:p>
          </table:table-cell>
          <table:table-cell table:style-name="odsStyleTableCell-1446f93c28676cdbbc8bcb874fbc5a96" office:value-type="string">
            <text:p>7.79368</text:p>
          </table:table-cell>
          <table:table-cell table:style-name="odsStyleTableCell-1446f93c28676cdbbc8bcb874fbc5a96" office:value-type="string">
            <text:p>0.88020</text:p>
          </table:table-cell>
        </table:table-row>
        <table:table-row table:style-name="ro1">
          <table:table-cell table:style-name="odsStyleTableCell-2c467cd9df0e24a0b21b05a1638b14b9" office:value-type="string">
            <text:p>TAILANDIA</text:p>
          </table:table-cell>
          <table:table-cell table:style-name="odsStyleTableCell-2c467cd9df0e24a0b21b05a1638b14b9" office:value-type="string">
            <text:p>THAI BAHT</text:p>
          </table:table-cell>
          <table:table-cell table:style-name="odsStyleTableCell-2c467cd9df0e24a0b21b05a1638b14b9" office:value-type="string">
            <text:p>THB</text:p>
          </table:table-cell>
          <table:table-cell table:style-name="odsStyleTableCell-1446f93c28676cdbbc8bcb874fbc5a96" office:value-type="string">
            <text:p>0.19098</text:p>
          </table:table-cell>
          <table:table-cell table:style-name="odsStyleTableCell-1446f93c28676cdbbc8bcb874fbc5a96" office:value-type="string">
            <text:p>35.92000</text:p>
          </table:table-cell>
        </table:table-row>
        <table:table-row table:style-name="ro1">
          <table:table-cell table:style-name="odsStyleTableCell-2c467cd9df0e24a0b21b05a1638b14b9" office:value-type="string">
            <text:p>TAIWAN</text:p>
          </table:table-cell>
          <table:table-cell table:style-name="odsStyleTableCell-2c467cd9df0e24a0b21b05a1638b14b9" office:value-type="string">
            <text:p>DÓLAR</text:p>
          </table:table-cell>
          <table:table-cell table:style-name="odsStyleTableCell-2c467cd9df0e24a0b21b05a1638b14b9" office:value-type="string">
            <text:p>TWD</text:p>
          </table:table-cell>
          <table:table-cell table:style-name="odsStyleTableCell-1446f93c28676cdbbc8bcb874fbc5a96" office:value-type="string">
            <text:p>0.21736</text:p>
          </table:table-cell>
          <table:table-cell table:style-name="odsStyleTableCell-1446f93c28676cdbbc8bcb874fbc5a96" office:value-type="string">
            <text:p>31.56100</text:p>
          </table:table-cell>
        </table:table-row>
        <table:table-row table:style-name="ro1">
          <table:table-cell table:style-name="odsStyleTableCell-2c467cd9df0e24a0b21b05a1638b14b9" office:value-type="string">
            <text:p>TÚNEZ</text:p>
          </table:table-cell>
          <table:table-cell table:style-name="odsStyleTableCell-2c467cd9df0e24a0b21b05a1638b14b9" office:value-type="string">
            <text:p>DINAR TUNECINO</text:p>
          </table:table-cell>
          <table:table-cell table:style-name="odsStyleTableCell-2c467cd9df0e24a0b21b05a1638b14b9" office:value-type="string">
            <text:p>TND</text:p>
          </table:table-cell>
          <table:table-cell table:style-name="odsStyleTableCell-1446f93c28676cdbbc8bcb874fbc5a96" office:value-type="string">
            <text:p>2.20020</text:p>
          </table:table-cell>
          <table:table-cell table:style-name="odsStyleTableCell-1446f93c28676cdbbc8bcb874fbc5a96" office:value-type="string">
            <text:p>3.11790</text:p>
          </table:table-cell>
        </table:table-row>
        <table:table-row table:style-name="ro1">
          <table:table-cell table:style-name="odsStyleTableCell-2c467cd9df0e24a0b21b05a1638b14b9" office:value-type="string">
            <text:p>TURQUÍA</text:p>
          </table:table-cell>
          <table:table-cell table:style-name="odsStyleTableCell-2c467cd9df0e24a0b21b05a1638b14b9" office:value-type="string">
            <text:p>LIRA TURCA</text:p>
          </table:table-cell>
          <table:table-cell table:style-name="odsStyleTableCell-2c467cd9df0e24a0b21b05a1638b14b9" office:value-type="string">
            <text:p>TRY</text:p>
          </table:table-cell>
          <table:table-cell table:style-name="odsStyleTableCell-1446f93c28676cdbbc8bcb874fbc5a96" office:value-type="string">
            <text:p>0.22050</text:p>
          </table:table-cell>
          <table:table-cell table:style-name="odsStyleTableCell-1446f93c28676cdbbc8bcb874fbc5a96" office:value-type="string">
            <text:p>31.11110</text:p>
          </table:table-cell>
        </table:table-row>
        <table:table-row table:style-name="ro1">
          <table:table-cell table:style-name="odsStyleTableCell-2c467cd9df0e24a0b21b05a1638b14b9" office:value-type="string">
            <text:p>URUGUAY</text:p>
          </table:table-cell>
          <table:table-cell table:style-name="odsStyleTableCell-2c467cd9df0e24a0b21b05a1638b14b9" office:value-type="string">
            <text:p>PESO</text:p>
          </table:table-cell>
          <table:table-cell table:style-name="odsStyleTableCell-2c467cd9df0e24a0b21b05a1638b14b9" office:value-type="string">
            <text:p>UYU</text:p>
          </table:table-cell>
          <table:table-cell table:style-name="odsStyleTableCell-1446f93c28676cdbbc8bcb874fbc5a96" office:value-type="string">
            <text:p>0.17525</text:p>
          </table:table-cell>
          <table:table-cell table:style-name="odsStyleTableCell-1446f93c28676cdbbc8bcb874fbc5a96" office:value-type="string">
            <text:p>39.14330</text:p>
          </table:table-cell>
        </table:table-row>
        <table:table-row table:style-name="ro1">
          <table:table-cell table:style-name="odsStyleTableCell-2c467cd9df0e24a0b21b05a1638b14b9" office:value-type="string">
            <text:p>VENEZUELA</text:p>
          </table:table-cell>
          <table:table-cell table:style-name="odsStyleTableCell-2c467cd9df0e24a0b21b05a1638b14b9" office:value-type="string">
            <text:p>BOLIVAR DIGITAL</text:p>
          </table:table-cell>
          <table:table-cell table:style-name="odsStyleTableCell-2c467cd9df0e24a0b21b05a1638b14b9" office:value-type="string">
            <text:p>VES</text:p>
          </table:table-cell>
          <table:table-cell table:style-name="odsStyleTableCell-1446f93c28676cdbbc8bcb874fbc5a96" office:value-type="string">
            <text:p>0.18953</text:p>
          </table:table-cell>
          <table:table-cell table:style-name="odsStyleTableCell-1446f93c28676cdbbc8bcb874fbc5a96" office:value-type="string">
            <text:p>36.19390</text:p>
          </table:table-cell>
        </table:table-row>
        <table:table-row table:style-name="ro1">
          <table:table-cell table:style-name="odsStyleTableCell-2c467cd9df0e24a0b21b05a1638b14b9" office:value-type="string">
            <text:p>VIETNAM</text:p>
          </table:table-cell>
          <table:table-cell table:style-name="odsStyleTableCell-2c467cd9df0e24a0b21b05a1638b14b9" office:value-type="string">
            <text:p>DONG</text:p>
          </table:table-cell>
          <table:table-cell table:style-name="odsStyleTableCell-2c467cd9df0e24a0b21b05a1638b14b9" office:value-type="string">
            <text:p>VND</text:p>
          </table:table-cell>
          <table:table-cell table:style-name="odsStyleTableCell-1446f93c28676cdbbc8bcb874fbc5a96" office:value-type="string">
            <text:p>0.00028</text:p>
          </table:table-cell>
          <table:table-cell table:style-name="odsStyleTableCell-1446f93c28676cdbbc8bcb874fbc5a96" office:value-type="string">
            <text:p>24,662.50000</text:p>
          </table:table-cell>
        </table:table-row>
        <table:table-row table:style-name="ro1">
          <table:table-cell table:style-name="odsStyleTableCell-2c467cd9df0e24a0b21b05a1638b14b9" office:value-type="string">
            <text:p/>
          </table:table-cell>
          <table:table-cell table:style-name="odsStyleTableCell-2c467cd9df0e24a0b21b05a1638b14b9" office:value-type="string">
            <text:p>DERECHO ESPECIAL DE GIRO</text:p>
          </table:table-cell>
          <table:table-cell table:style-name="odsStyleTableCell-2c467cd9df0e24a0b21b05a1638b14b9" office:value-type="string">
            <text:p>USD/D.E.G.</text:p>
          </table:table-cell>
          <table:table-cell table:style-name="odsStyleTableCell-1446f93c28676cdbbc8bcb874fbc5a96" office:value-type="string">
            <text:p/>
          </table:table-cell>
          <table:table-cell table:style-name="odsStyleTableCell-1446f93c28676cdbbc8bcb874fbc5a96" office:value-type="string">
            <text:p>1.32827</text:p>
          </table:table-cell>
        </table:table-row>
        <table:table-row table:style-name="ro1">
          <table:table-cell table:style-name="odsStyleTableCell-2c467cd9df0e24a0b21b05a1638b14b9" office:value-type="string">
            <text:p/>
          </table:table-cell>
          <table:table-cell table:style-name="odsStyleTableCell-2c467cd9df0e24a0b21b05a1638b14b9" office:value-type="string">
            <text:p>UNIDAD DE FOMENTO DE VIVIENDA</text:p>
          </table:table-cell>
          <table:table-cell table:style-name="odsStyleTableCell-2c467cd9df0e24a0b21b05a1638b14b9" office:value-type="string">
            <text:p>Bs/UFV</text:p>
          </table:table-cell>
          <table:table-cell table:style-name="odsStyleTableCell-1446f93c28676cdbbc8bcb874fbc5a96" office:value-type="string">
            <text:p/>
          </table:table-cell>
          <table:table-cell table:style-name="odsStyleTableCell-1446f93c28676cdbbc8bcb874fbc5a96" office:value-type="string">
            <text:p>2.48219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b63eaceb4eb64b7604bcc46d0442c6e1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51036e3c57096f4c84daf57f1c1834a0" office:value-type="string">
            <text:p> </text:p>
          </table:table-cell>
          <table:table-cell table:style-name="odsStyleTableCell-51036e3c57096f4c84daf57f1c1834a0" office:value-type="string">
            <text:p>UNIDAD MONETARIA</text:p>
          </table:table-cell>
          <table:table-cell table:style-name="odsStyleTableCell-51036e3c57096f4c84daf57f1c1834a0" office:value-type="string">
            <text:p>MONEDA</text:p>
          </table:table-cell>
          <table:table-cell table:style-name="odsStyleTableCell-51036e3c57096f4c84daf57f1c1834a0" office:value-type="string">
            <text:p>TIPO DE CAMBIO EN M.E.</text:p>
          </table:table-cell>
        </table:table-row>
        <table:table-row table:style-name="ro1">
          <table:table-cell table:style-name="odsStyleTableCell-2c467cd9df0e24a0b21b05a1638b14b9" office:value-type="string">
            <text:p>ORO</text:p>
          </table:table-cell>
          <table:table-cell table:style-name="odsStyleTableCell-2c467cd9df0e24a0b21b05a1638b14b9" office:value-type="string">
            <text:p>ONZA TROY ORO</text:p>
          </table:table-cell>
          <table:table-cell table:style-name="odsStyleTableCell-2c467cd9df0e24a0b21b05a1638b14b9" office:value-type="string">
            <text:p>USD./O.T.F.</text:p>
          </table:table-cell>
          <table:table-cell table:style-name="odsStyleTableCell-1446f93c28676cdbbc8bcb874fbc5a96" office:value-type="string">
            <text:p>2,031.57000</text:p>
          </table:table-cell>
        </table:table-row>
        <table:table-row table:style-name="ro1">
          <table:table-cell table:style-name="odsStyleTableCell-2c467cd9df0e24a0b21b05a1638b14b9" office:value-type="string">
            <text:p>PLATA</text:p>
          </table:table-cell>
          <table:table-cell table:style-name="odsStyleTableCell-2c467cd9df0e24a0b21b05a1638b14b9" office:value-type="string">
            <text:p>ONZA TROY PLATA</text:p>
          </table:table-cell>
          <table:table-cell table:style-name="odsStyleTableCell-2c467cd9df0e24a0b21b05a1638b14b9" office:value-type="string">
            <text:p>USD./O.T.F.</text:p>
          </table:table-cell>
          <table:table-cell table:style-name="odsStyleTableCell-1446f93c28676cdbbc8bcb874fbc5a96" office:value-type="string">
            <text:p>22.5263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b63eaceb4eb64b7604bcc46d0442c6e1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51036e3c57096f4c84daf57f1c1834a0" office:value-type="string">
            <text:p> </text:p>
          </table:table-cell>
          <table:table-cell table:style-name="odsStyleTableCell-51036e3c57096f4c84daf57f1c1834a0" office:value-type="string">
            <text:p>1 MES</text:p>
          </table:table-cell>
          <table:table-cell table:style-name="odsStyleTableCell-51036e3c57096f4c84daf57f1c1834a0" office:value-type="string">
            <text:p>3 MESES</text:p>
          </table:table-cell>
          <table:table-cell table:style-name="odsStyleTableCell-51036e3c57096f4c84daf57f1c1834a0" office:value-type="string">
            <text:p>6 MESES</text:p>
          </table:table-cell>
        </table:table-row>
        <table:table-row table:style-name="ro1">
          <table:table-cell table:style-name="odsStyleTableCell-3768de283a70b4ed35941596cdb12d22" office:value-type="string">
            <text:p>TASA LIBOR(USD)</text:p>
          </table:table-cell>
          <table:table-cell table:style-name="odsStyleTableCell-1446f93c28676cdbbc8bcb874fbc5a96" office:value-type="string">
            <text:p>5.44</text:p>
          </table:table-cell>
          <table:table-cell table:style-name="odsStyleTableCell-1446f93c28676cdbbc8bcb874fbc5a96" office:value-type="string">
            <text:p>5.60</text:p>
          </table:table-cell>
          <table:table-cell table:style-name="odsStyleTableCell-1446f93c28676cdbbc8bcb874fbc5a96" office:value-type="string">
            <text:p>5.71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2c467cd9df0e24a0b21b05a1638b14b9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6T13:16:40</meta:creation-date>
    <meta:generator>ods générator</meta:generator>
    <dc:date>2024-10-16T13:16:40</dc:date>
    <meta:editing-duration>PT1S</meta:editing-duration>
    <meta:editing-cycles>1</meta:editing-cycles>
    <meta:document-statistic meta:table-count="1" meta:cell-count="4" meta:object-count="0"/>
  </office:meta>
</office:document-meta>
</file>